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officeooo:rsid="00065652" officeooo:paragraph-rsid="0016fe33"/>
    </style:style>
    <style:style style:name="P2" style:family="paragraph" style:parent-style-name="Standard">
      <style:text-properties style:font-name="Liberation Serif" fo:font-size="28pt" fo:font-weight="normal" officeooo:rsid="00065652" officeooo:paragraph-rsid="0016fe33" style:font-size-asian="28pt" style:font-weight-asian="normal" style:font-size-complex="28pt" style:font-weight-complex="normal"/>
    </style:style>
    <style:style style:name="P3" style:family="paragraph" style:parent-style-name="Standard">
      <style:text-properties style:font-name="Liberation Serif" officeooo:paragraph-rsid="0016fe33"/>
    </style:style>
    <style:style style:name="P4" style:family="paragraph" style:parent-style-name="Standard">
      <style:text-properties fo:color="#000000" loext:opacity="100%" style:font-name="Liberation Serif" fo:letter-spacing="normal" officeooo:paragraph-rsid="0016fe33"/>
    </style:style>
    <style:style style:name="P5" style:family="paragraph" style:parent-style-name="Standard">
      <style:text-properties officeooo:paragraph-rsid="0016fe33"/>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paragraph-rsid="001f0ae0" style:font-size-asian="14pt" style:font-weight-asian="bold" style:font-size-complex="14pt" style:font-weight-complex="bold"/>
    </style:style>
    <style:style style:name="P10" style:family="paragraph" style:parent-style-name="Standard">
      <style:text-properties fo:font-size="18pt" fo:font-weight="bold" officeooo:paragraph-rsid="001f0ae0" style:font-size-asian="18pt" style:font-weight-asian="bold" style:font-size-complex="18pt" style:font-weight-complex="bold"/>
    </style:style>
    <style:style style:name="P11" style:family="paragraph" style:parent-style-name="Standard">
      <style:text-properties officeooo:paragraph-rsid="001f0ae0"/>
    </style:style>
    <style:style style:name="P12" style:family="paragraph" style:parent-style-name="Standard">
      <style:text-properties officeooo:paragraph-rsid="0016fe33"/>
    </style:style>
    <style:style style:name="T1" style:family="text">
      <style:text-properties fo:color="#3faf46" loext:opacity="100%" style:font-name="Liberation Serif" fo:font-size="32pt" fo:font-style="italic" officeooo:rsid="00065652" style:font-size-asian="32pt" style:font-style-asian="italic" style:font-size-complex="32pt" style:font-style-complex="italic"/>
    </style:style>
    <style:style style:name="T2" style:family="text">
      <style:text-properties fo:color="#3faf46" loext:opacity="100%" style:font-name="Liberation Serif" fo:font-size="32pt" fo:font-style="italic" fo:font-weight="bold" officeooo:rsid="00065652" style:font-size-asian="32pt" style:font-style-asian="italic" style:font-weight-asian="bold" style:font-size-complex="32pt" style:font-style-complex="italic" style:font-weight-complex="bold"/>
    </style:style>
    <style:style style:name="T3" style:family="text">
      <style:text-properties fo:color="#3faf46" loext:opacity="100%" style:font-name="Liberation Serif" fo:font-size="32pt" fo:font-style="italic" fo:font-weight="bold" officeooo:rsid="00108211" style:font-size-asian="32pt" style:font-style-asian="italic" style:font-weight-asian="bold" style:font-size-complex="32pt" style:font-style-complex="italic" style:font-weight-complex="bold"/>
    </style:style>
    <style:style style:name="T4" style:family="text">
      <style:text-properties fo:font-size="28pt" fo:font-weight="normal" officeooo:rsid="00065652" style:font-size-asian="28pt" style:font-weight-asian="normal" style:font-size-complex="28pt" style:font-weight-complex="normal"/>
    </style:style>
    <style:style style:name="T5" style:family="text">
      <style:text-properties fo:font-size="28pt" fo:font-weight="normal" officeooo:rsid="001154a6" style:font-size-asian="28pt" style:font-weight-asian="normal" style:font-size-complex="28pt" style:font-weight-complex="normal"/>
    </style:style>
    <style:style style:name="T6" style:family="text">
      <style:text-properties fo:font-size="28pt" fo:font-weight="bold" style:font-size-asian="28pt" style:font-weight-asian="bold" style:font-size-complex="28pt" style:font-weight-complex="bold"/>
    </style:style>
    <style:style style:name="T7" style:family="text">
      <style:text-properties fo:font-weight="normal" style:font-weight-asian="normal" style:font-weight-complex="normal"/>
    </style:style>
    <style:style style:name="T8" style:family="text">
      <style:text-properties officeooo:rsid="001ac2bf"/>
    </style:style>
    <style:style style:name="T9" style:family="text">
      <style:text-properties fo:font-size="14pt" fo:font-weight="bold" style:font-size-asian="14pt" style:font-weight-asian="bold" style:font-size-complex="14pt" style:font-weight-complex="bold"/>
    </style:style>
    <style:style style:name="T10" style:family="text">
      <style:text-properties officeooo:rsid="001b6a02"/>
    </style:style>
    <style:style style:name="T11" style:family="text">
      <style:text-properties officeooo:rsid="001d0b4c"/>
    </style:style>
    <style:style style:name="T12" style:family="text">
      <style:text-properties officeooo:rsid="001d564e"/>
    </style:style>
    <style:style style:name="T13" style:family="text">
      <style:text-properties officeooo:rsid="001f052f"/>
    </style:style>
    <style:style style:name="T14" style:family="text">
      <style:text-properties officeooo:rsid="001f0ae0"/>
    </style:style>
    <style:style style:name="T15" style:family="text">
      <style:text-properties officeooo:rsid="002092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text:span></text:p>
      <text:p text:style-name="P5"><text:span text:style-name="Strong_20_Emphasis"><text:span text:style-name="T2"/></text:span></text:p>
      <text:p text:style-name="P5"><text:span text:style-name="Strong_20_Emphasis"><text:span text:style-name="T2"><text:tab/></text:span></text:span><text:span text:style-name="T2">Mirafra </text:span><text:span text:style-name="T3">T</text:span><text:span text:style-name="T2">echnology PVT LTD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Strong_20_Emphasis"><text:span text:style-name="T6"><text:tab/> <text:s/>Test Case Report for Inventory <text:tab/><text:tab/><text:tab/><text:tab/><text:tab/>Management System</text:span></text:span></text:p>
      <text:p text:style-name="P3"><text:span text:style-name="Strong_20_Emphasis"><text:span text:style-name="T7"/></text:spa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2">Project Owner<text:tab/><text:tab/><text:tab/><text:tab/><text:tab/><text:tab/>Developer</text:p>
      <text:p text:style-name="P3"><text:span text:style-name="Strong_20_Emphasis"><text:span text:style-name="T4">Gaurav Agrarwal<text:tab/><text:tab/><text:tab/><text:tab/><text:tab/></text:span></text:span><text:span text:style-name="Strong_20_Emphasis"><text:span text:style-name="T5">Sugi S</text:span></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5"/>
      <text:p text:style-name="P6"><text:soft-page-break/>Test Case 1: Adding Inventory Items</text:p>
      <text:p text:style-name="Standard"/>
      <text:p text:style-name="P7">Description:</text:p>
      <text:p text:style-name="Standard">This test case verifies that inventory items of different types (Books, Hardware, and Software) can be added successfully to the system.</text:p>
      <text:p text:style-name="Standard"/>
      <text:p text:style-name="Standard"><text:span text:style-name="T9">Steps:</text:span></text:p>
      <text:p text:style-name="Standard"><text:span text:style-name="T8">1</text:span>. Navigate to the "Add Inventory" section.</text:p>
      <text:p text:style-name="Standard"><text:span text:style-name="T8">2</text:span>. Add a new book with valid ISBN number, author, serial number (optional), and book title.</text:p>
      <text:p text:style-name="Standard"><text:span text:style-name="T8">3</text:span>. Add a new hardware item with a valid hardware serial number, type, ROM size, RAM size, operating system, and name of the hardware.</text:p>
      <text:p text:style-name="Standard"><text:span text:style-name="T8">4</text:span>. Add a new software item with a valid software serial number, name of the software, operating system, and type of license (Floating/Fixed).</text:p>
      <text:p text:style-name="Standard"><text:span text:style-name="T8">5</text:span>. Save the inventory items.</text:p>
      <text:p text:style-name="Standard"/>
      <text:p text:style-name="P7">Expected Results:</text:p>
      <text:p text:style-name="Standard">- All inventory items (book, hardware, software) should be added successfully without any errors.</text:p>
      <text:p text:style-name="Standard">- The system should display a success message for each item added.</text:p>
      <text:p text:style-name="Standard"/>
      <text:p text:style-name="P6">Test Case 2: Updating Inventory Items</text:p>
      <text:p text:style-name="Standard"/>
      <text:p text:style-name="P7">Description:</text:p>
      <text:p text:style-name="Standard">This test case verifies that existing inventory items can be updated with new information.</text:p>
      <text:p text:style-name="Standard"/>
      <text:p text:style-name="Standard"><text:span text:style-name="T9">Steps:</text:span></text:p>
      <text:p text:style-name="Standard"><text:span text:style-name="T12">1</text:span>. Navigate to the "<text:span text:style-name="T10">Update</text:span> Inventory" section.</text:p>
      <text:p text:style-name="Standard"><text:span text:style-name="T12">2</text:span>. Select an existing book from the list and update its author or book title.</text:p>
      <text:p text:style-name="Standard"><text:span text:style-name="T12">3</text:span>. Select an existing hardware item from the list and update its ROM size or RAM size.</text:p>
      <text:p text:style-name="Standard"><text:span text:style-name="T12">4</text:span>. Select an existing software item from the list and update its name or operating system.</text:p>
      <text:p text:style-name="Standard"><text:span text:style-name="T12">5</text:span>. Save the changes.</text:p>
      <text:p text:style-name="Standard"/>
      <text:p text:style-name="P7">Expected Results:</text:p>
      <text:p text:style-name="Standard">- All inventory items (book, hardware, software) should be updated successfully without any errors.</text:p>
      <text:p text:style-name="Standard">- The system should display a success message for each item updated.</text:p>
      <text:p text:style-name="Standard"/>
      <text:p text:style-name="P6">Test Case 3: Deleting Inventory Items</text:p>
      <text:p text:style-name="Standard"/>
      <text:p text:style-name="P7">Description:</text:p>
      <text:p text:style-name="Standard">This test case verifies that existing inventory items can be deleted from the system.</text:p>
      <text:p text:style-name="P7"/>
      <text:p text:style-name="Standard"><text:span text:style-name="T9">Steps:</text:span></text:p>
      <text:p text:style-name="Standard"><text:span text:style-name="T13">1</text:span>. Navigate to the "Delete Inventory" section.</text:p>
      <text:p text:style-name="Standard"><text:span text:style-name="T13">2</text:span>. Select a book from the list and delete <text:span text:style-name="T14">the book</text:span>.</text:p>
      <text:p text:style-name="Standard"><text:span text:style-name="T13">3</text:span>. Confirm the deletion when prompted.</text:p>
      <text:p text:style-name="Standard"><text:span text:style-name="T13">4</text:span>. Select a hardware item from the list and delete <text:span text:style-name="T14">the hardware</text:span>.</text:p>
      <text:p text:style-name="Standard">6. Confirm the deletion when prompted.</text:p>
      <text:p text:style-name="Standard"><text:soft-page-break/>7. Select a software item from the list and delete <text:span text:style-name="T14">the software</text:span>.</text:p>
      <text:p text:style-name="Standard">8. Confirm the deletion when prompted.</text:p>
      <text:p text:style-name="Standard"/>
      <text:p text:style-name="P7">Expected Results:</text:p>
      <text:p text:style-name="Standard">- All inventory items (book, hardware, software) should be deleted successfully without any errors.</text:p>
      <text:p text:style-name="Standard">- The system should display a success message for each item deleted.</text:p>
      <text:p text:style-name="Standard"/>
      <text:p text:style-name="P6">Test Case 4: Dashboard - Number of Hardware Items</text:p>
      <text:p text:style-name="Standard"/>
      <text:p text:style-name="P7">Description:</text:p>
      <text:p text:style-name="Standard">This test case verifies that the dashboard correctly displays the total number of hardware items in the system.</text:p>
      <text:p text:style-name="Standard"/>
      <text:p text:style-name="Standard"><text:span text:style-name="T9">Steps:</text:span></text:p>
      <text:p text:style-name="Standard"><text:span text:style-name="T11">1</text:span>. Go to the dashboard.</text:p>
      <text:p text:style-name="Standard"><text:span text:style-name="T11">2</text:span>. Check the section displaying the number of hardware items.</text:p>
      <text:p text:style-name="Standard"/>
      <text:p text:style-name="P7">Expected Results:</text:p>
      <text:p text:style-name="Standard">- The dashboard should show the correct total number of hardware items in the system.</text:p>
      <text:p text:style-name="Standard"/>
      <text:p text:style-name="P6">Test Case 5: Dashboard - Available Hardware Items</text:p>
      <text:p text:style-name="Standard"/>
      <text:p text:style-name="P7">Description:</text:p>
      <text:p text:style-name="Standard">This test case verifies that the dashboard correctly displays the total number of available hardware items in the system.</text:p>
      <text:p text:style-name="Standard"/>
      <text:p text:style-name="Standard"><text:span text:style-name="T9">Steps:</text:span></text:p>
      <text:p text:style-name="Standard"><text:span text:style-name="T11">1</text:span>. Go to the dashboard.</text:p>
      <text:p text:style-name="Standard"><text:span text:style-name="T11">2</text:span>. Check the section displaying the number of available hardware items.</text:p>
      <text:p text:style-name="Standard"/>
      <text:p text:style-name="P7">Expected Results:</text:p>
      <text:p text:style-name="Standard">- The dashboard should show the correct total number of available hardware items in the system.</text:p>
      <text:p text:style-name="Standard"/>
      <text:p text:style-name="P6">Test Case 6: Filter Hardware Items</text:p>
      <text:p text:style-name="Standard"/>
      <text:p text:style-name="P7">Description:</text:p>
      <text:p text:style-name="Standard">This test case verifies that users can filter hardware items based on different criteria.</text:p>
      <text:p text:style-name="Standard"><text:span text:style-name="T9"/></text:p>
      <text:p text:style-name="Standard"><text:span text:style-name="T9">Steps:</text:span></text:p>
      <text:p text:style-name="Standard"><text:span text:style-name="T11">1</text:span>. Go to the "Hardware Inventory" section.</text:p>
      <text:p text:style-name="Standard"><text:span text:style-name="T11">2</text:span>. Apply filters based on hardware type, ROM size, RAM size, and operating system.</text:p>
      <text:p text:style-name="Standard"><text:span text:style-name="T11">3</text:span>. View the filtered list of hardware items.</text:p>
      <text:p text:style-name="Standard"/>
      <text:p text:style-name="P7">Expected Results:</text:p>
      <text:p text:style-name="Standard">- The system should display a filtered list of hardware items that match the selected criteria.</text:p>
      <text:p text:style-name="P10"><text:soft-page-break/></text:p>
      <text:p text:style-name="P10">Test Case <text:span text:style-name="T14">7</text:span>: Search Hardware by Name</text:p>
      <text:p text:style-name="P11"/>
      <text:p text:style-name="P9">Description:</text:p>
      <text:p text:style-name="P11">This test case verifies that users can search for hardware items by their name.</text:p>
      <text:p text:style-name="P11"/>
      <text:p text:style-name="P11"><text:span text:style-name="T9">Steps:</text:span></text:p>
      <text:p text:style-name="P11"><text:span text:style-name="T14">1</text:span>. Go to the "Hardware Inventory" section.</text:p>
      <text:p text:style-name="P11"><text:span text:style-name="T14">2</text:span>. Enter the name of a hardware.</text:p>
      <text:p text:style-name="P11"><text:span text:style-name="T14">3</text:span>. Verify the search results.</text:p>
      <text:p text:style-name="P11"/>
      <text:p text:style-name="P9">Expected Results:</text:p>
      <text:p text:style-name="P11">- The system should display a list of hardware items that match the search criteria.</text:p>
      <text:p text:style-name="Standard"/>
      <text:p text:style-name="P6">Test Case <text:span text:style-name="T14">8</text:span>: Number of Books in the System</text:p>
      <text:p text:style-name="Standard"/>
      <text:p text:style-name="P7">Description:</text:p>
      <text:p text:style-name="Standard">This test case verifies that the system correctly displays the total number of books in the inventory.</text:p>
      <text:p text:style-name="Standard"/>
      <text:p text:style-name="Standard"><text:span text:style-name="T9">Steps:</text:span></text:p>
      <text:p text:style-name="Standard"><text:span text:style-name="T14">1</text:span>. Go to the "Book Inventory" section.</text:p>
      <text:p text:style-name="Standard"><text:span text:style-name="T14">2</text:span>. Check the total number of books in the system.</text:p>
      <text:p text:style-name="Standard"/>
      <text:p text:style-name="P7">Expected Results:</text:p>
      <text:p text:style-name="Standard">- The system should show the correct total number of books in the inventory.</text:p>
      <text:p text:style-name="Standard"/>
      <text:p text:style-name="P6">Test Case <text:span text:style-name="T14">9</text:span>: Search for Books by Name and ISBN Number</text:p>
      <text:p text:style-name="Standard"/>
      <text:p text:style-name="P7">Description:</text:p>
      <text:p text:style-name="Standard">This test case verifies that users can search for books by their name and ISBN number.</text:p>
      <text:p text:style-name="Standard"/>
      <text:p text:style-name="Standard"><text:span text:style-name="T9">Steps:</text:span></text:p>
      <text:p text:style-name="Standard"><text:span text:style-name="T15">1</text:span>. Go to the "Book Inventory" section.</text:p>
      <text:p text:style-name="Standard"><text:span text:style-name="T15">2</text:span>. Enter the name of a book.</text:p>
      <text:p text:style-name="Standard"><text:span text:style-name="T15">3</text:span>. Verify the search results.</text:p>
      <text:p text:style-name="Standard"><text:span text:style-name="T15">4</text:span>. Enter the ISBN number of a book in the search bar.</text:p>
      <text:p text:style-name="Standard"><text:span text:style-name="T15">5</text:span>. Verify the search results.</text:p>
      <text:p text:style-name="Standard"/>
      <text:p text:style-name="P7">Expected Results:</text:p>
      <text:p text:style-name="Standard">- The system should display a list of books that match the search criteria.</text:p>
      <text:p text:style-name="Standard"/>
      <text:p text:style-name="P10"/>
      <text:p text:style-name="P10"/>
      <text:p text:style-name="P10"/>
      <text:p text:style-name="P10"><text:soft-page-break/></text:p>
      <text:p text:style-name="P10">Test Case <text:span text:style-name="T14">10</text:span>: Filter Software Items by OS</text:p>
      <text:p text:style-name="P11"/>
      <text:p text:style-name="P9">Description:</text:p>
      <text:p text:style-name="P11">This test case verifies that users can filter software items based on the operating system type (Floating/Fixed).</text:p>
      <text:p text:style-name="P11"/>
      <text:p text:style-name="P11"><text:span text:style-name="T9">Steps:</text:span></text:p>
      <text:p text:style-name="P11"><text:span text:style-name="T15">1</text:span>. Go to the "Software Inventory" section.</text:p>
      <text:p text:style-name="P11"><text:span text:style-name="T15">2</text:span>. Apply the filter for the desired operating system type (Floating/Fixed).</text:p>
      <text:p text:style-name="P11"><text:span text:style-name="T15">3</text:span>. View the filtered list of software items.</text:p>
      <text:p text:style-name="P11"/>
      <text:p text:style-name="P9">Expected Results:</text:p>
      <text:p text:style-name="P11">- The system should display a filtered list of software items that match the selected operating system type.</text:p>
      <text:p text:style-name="Standard"/>
      <text:p text:style-name="P6">Test Case 1<text:span text:style-name="T14">1</text:span>: Search Software by Name</text:p>
      <text:p text:style-name="Standard"/>
      <text:p text:style-name="P7">Description:</text:p>
      <text:p text:style-name="Standard">This test case verifies that users can search for software items by their name.</text:p>
      <text:p text:style-name="Standard"/>
      <text:p text:style-name="Standard"><text:span text:style-name="T9">Steps:</text:span></text:p>
      <text:p text:style-name="Standard"><text:span text:style-name="T15">1</text:span>. Go to the "Software Inventory" section.</text:p>
      <text:p text:style-name="Standard"><text:span text:style-name="T15">2</text:span>. Enter the name of a software.</text:p>
      <text:p text:style-name="Standard"><text:span text:style-name="T15">3</text:span>. Verify the search results.</text:p>
      <text:p text:style-name="Standard"/>
      <text:p text:style-name="P7">Expected Results:</text:p>
      <text:p text:style-name="Standard">- The system should display a list of software items that match the search criteria.</text:p>
      <text:p text:style-name="Standard"/>
      <text:p text:style-name="P6">Conclusion</text:p>
      <text:p text:style-name="Standard"/>
      <text:p text:style-name="Standard">The test cases have been executed, and the Inventory Management System meets the specified requirements. All functionalities, including adding, updating, and deleting inventory items, as well as dashboard features and search/filter capabilities, have been tested successfully. The system is ready for production deploy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2T12:58:29.182000000</meta:creation-date>
    <dc:date>2023-08-03T02:21:00.597000000</dc:date>
    <meta:editing-duration>PT10H42M4S</meta:editing-duration>
    <meta:editing-cycles>9</meta:editing-cycles>
    <meta:generator>LibreOffice/7.3.0.3$Windows_X86_64 LibreOffice_project/0f246aa12d0eee4a0f7adcefbf7c878fc2238db3</meta:generator>
    <meta:document-statistic meta:table-count="0" meta:image-count="0" meta:object-count="0" meta:page-count="5" meta:paragraph-count="115" meta:word-count="939" meta:character-count="5667" meta:non-whitespace-character-count="4824"/>
  </office:meta>
</office:document-meta>
</file>